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officeooo:rsid="00340f24" officeooo:paragraph-rsid="00340f24" style:font-size-asian="12pt" style:font-size-complex="12pt"/>
    </style:style>
    <style:style style:name="P2" style:family="paragraph" style:parent-style-name="Standard">
      <style:text-properties style:font-name="Liberation Mono" fo:font-size="12pt" style:font-size-asian="12pt" style:font-size-complex="12pt"/>
    </style:style>
    <style:style style:name="P3" style:family="paragraph" style:parent-style-name="Standard">
      <style:text-properties style:font-name="Liberation Mono" fo:font-size="12pt" officeooo:paragraph-rsid="0025abab" style:font-size-asian="12pt" style:font-size-complex="12pt"/>
    </style:style>
    <style:style style:name="P4" style:family="paragraph" style:parent-style-name="Standard">
      <style:text-properties style:font-name="Liberation Mono" fo:font-size="12pt" officeooo:rsid="0018cb60" officeooo:paragraph-rsid="0018cb60" style:font-size-asian="12pt" style:font-size-complex="12pt"/>
    </style:style>
    <style:style style:name="P5" style:family="paragraph" style:parent-style-name="Standard">
      <style:text-properties style:font-name="Liberation Mono" fo:font-size="12pt" officeooo:rsid="001ae17b" officeooo:paragraph-rsid="001ae17b" style:font-size-asian="12pt" style:font-size-complex="12pt"/>
    </style:style>
    <style:style style:name="P6" style:family="paragraph" style:parent-style-name="Standard">
      <style:text-properties style:font-name="Liberation Mono" fo:font-size="12pt" officeooo:paragraph-rsid="0018cb60" style:font-size-asian="12pt" style:font-size-complex="12pt"/>
    </style:style>
    <style:style style:name="P7" style:family="paragraph" style:parent-style-name="Standard">
      <style:text-properties style:font-name="Liberation Mono" fo:font-size="12pt" officeooo:rsid="002107c1" officeooo:paragraph-rsid="002107c1" style:font-size-asian="12pt" style:font-size-complex="12pt"/>
    </style:style>
    <style:style style:name="P8" style:family="paragraph" style:parent-style-name="Standard">
      <style:text-properties style:font-name="Liberation Mono" fo:font-size="12pt" officeooo:rsid="00116ad8" officeooo:paragraph-rsid="00116ad8" style:font-size-asian="12pt" style:font-size-complex="12pt"/>
    </style:style>
    <style:style style:name="P9" style:family="paragraph" style:parent-style-name="Standard">
      <style:text-properties style:font-name="Liberation Mono" fo:font-size="12pt" officeooo:rsid="00143ec9" officeooo:paragraph-rsid="00116ad8" style:font-size-asian="12pt" style:font-size-complex="12pt"/>
    </style:style>
    <style:style style:name="P10" style:family="paragraph" style:parent-style-name="Standard">
      <style:text-properties style:font-name="Liberation Mono" fo:font-size="12pt" officeooo:rsid="00171fa9" officeooo:paragraph-rsid="00171fa9" style:font-size-asian="12pt" style:font-size-complex="12pt"/>
    </style:style>
    <style:style style:name="P11" style:family="paragraph" style:parent-style-name="Standard">
      <style:text-properties style:font-name="Liberation Mono" fo:font-size="12pt" officeooo:rsid="00171fa9" officeooo:paragraph-rsid="001321dd" style:font-size-asian="12pt" style:font-size-complex="12pt"/>
    </style:style>
    <style:style style:name="P12" style:family="paragraph" style:parent-style-name="Standard">
      <style:text-properties style:font-name="Liberation Mono" fo:font-size="12pt" officeooo:rsid="00171fa9" officeooo:paragraph-rsid="00177076" style:font-size-asian="12pt" style:font-size-complex="12pt"/>
    </style:style>
    <style:style style:name="P13" style:family="paragraph" style:parent-style-name="Standard">
      <style:text-properties style:font-name="Liberation Mono" fo:font-size="12pt" officeooo:rsid="00171fa9" officeooo:paragraph-rsid="002929ec" style:font-size-asian="12pt" style:font-size-complex="12pt"/>
    </style:style>
    <style:style style:name="P14" style:family="paragraph" style:parent-style-name="Standard">
      <style:text-properties style:font-name="Liberation Mono" fo:font-size="12pt" officeooo:rsid="00117c03" officeooo:paragraph-rsid="00117c03" style:font-size-asian="12pt" style:font-size-complex="12pt"/>
    </style:style>
    <style:style style:name="P15" style:family="paragraph" style:parent-style-name="Standard">
      <style:text-properties style:font-name="Liberation Mono" fo:font-size="12pt" officeooo:paragraph-rsid="00117c03" style:font-size-asian="12pt" style:font-size-complex="12pt"/>
    </style:style>
    <style:style style:name="P16" style:family="paragraph" style:parent-style-name="Standard">
      <style:text-properties style:font-name="Liberation Mono" fo:font-size="12pt" officeooo:rsid="001321dd" officeooo:paragraph-rsid="001321dd" style:font-size-asian="12pt" style:font-size-complex="12pt"/>
    </style:style>
    <style:style style:name="P17" style:family="paragraph" style:parent-style-name="Standard">
      <style:text-properties style:font-name="Liberation Mono" fo:font-size="12pt" officeooo:rsid="0025abab" officeooo:paragraph-rsid="0025abab" style:font-size-asian="12pt" style:font-size-complex="12pt"/>
    </style:style>
    <style:style style:name="P18" style:family="paragraph" style:parent-style-name="Standard">
      <style:text-properties style:font-name="Liberation Mono" fo:font-size="12pt" officeooo:rsid="0027caeb" officeooo:paragraph-rsid="002929ec" style:font-size-asian="12pt" style:font-size-complex="12pt"/>
    </style:style>
    <style:style style:name="P19" style:family="paragraph" style:parent-style-name="Standard">
      <style:text-properties style:font-name="Liberation Mono" fo:font-size="12pt" officeooo:rsid="0027caeb" officeooo:paragraph-rsid="0027caeb" style:font-size-asian="12pt" style:font-size-complex="12pt"/>
    </style:style>
    <style:style style:name="P20" style:family="paragraph" style:parent-style-name="Standard">
      <style:text-properties style:font-name="Liberation Mono" fo:font-size="12pt" officeooo:rsid="001efebf" officeooo:paragraph-rsid="0026e67d" style:font-size-asian="12pt" style:font-size-complex="12pt"/>
    </style:style>
    <style:style style:name="P21" style:family="paragraph" style:parent-style-name="Standard">
      <style:text-properties style:font-name="Liberation Mono" fo:font-size="12pt" officeooo:rsid="00272a2f" officeooo:paragraph-rsid="00272a2f" style:font-size-asian="12pt" style:font-size-complex="12pt"/>
    </style:style>
    <style:style style:name="P22" style:family="paragraph" style:parent-style-name="Standard">
      <style:text-properties style:font-name="Liberation Mono" fo:font-size="12pt" officeooo:rsid="00272a2f" officeooo:paragraph-rsid="0027caeb" style:font-size-asian="12pt" style:font-size-complex="12pt"/>
    </style:style>
    <style:style style:name="P23" style:family="paragraph" style:parent-style-name="Standard">
      <style:text-properties style:font-name="Liberation Mono" fo:font-size="12pt" officeooo:rsid="0026e67d" officeooo:paragraph-rsid="0026e67d" style:font-size-asian="12pt" style:font-size-complex="12pt"/>
    </style:style>
    <style:style style:name="P24" style:family="paragraph" style:parent-style-name="Standard">
      <style:text-properties style:font-name="Liberation Mono" fo:font-size="12pt" officeooo:rsid="0026e67d" officeooo:paragraph-rsid="0027caeb" style:font-size-asian="12pt" style:font-size-complex="12pt"/>
    </style:style>
    <style:style style:name="P25" style:family="paragraph" style:parent-style-name="Standard">
      <style:text-properties style:font-name="Liberation Mono" fo:font-size="12pt" officeooo:rsid="0023f3c2" officeooo:paragraph-rsid="00272a2f" style:font-size-asian="12pt" style:font-size-complex="12pt"/>
    </style:style>
    <style:style style:name="P26" style:family="paragraph" style:parent-style-name="Standard">
      <style:text-properties style:font-name="Liberation Mono" fo:font-size="12pt" officeooo:rsid="0023f3c2" officeooo:paragraph-rsid="0023f3c2" style:font-size-asian="12pt" style:font-size-complex="12pt"/>
    </style:style>
    <style:style style:name="P27" style:family="paragraph" style:parent-style-name="Standard">
      <style:text-properties style:font-name="Liberation Mono" fo:font-size="12pt" officeooo:rsid="00177076" officeooo:paragraph-rsid="00177076" style:font-size-asian="12pt" style:font-size-complex="12pt"/>
    </style:style>
    <style:style style:name="P28" style:family="paragraph" style:parent-style-name="Standard">
      <style:text-properties style:font-name="Liberation Mono" fo:font-size="12pt" officeooo:rsid="00177076" officeooo:paragraph-rsid="0026e67d" style:font-size-asian="12pt" style:font-size-complex="12pt"/>
    </style:style>
    <style:style style:name="P29" style:family="paragraph" style:parent-style-name="Standard">
      <style:text-properties style:font-name="Liberation Mono" fo:font-size="12pt" officeooo:rsid="002929ec" officeooo:paragraph-rsid="002929ec" style:font-size-asian="12pt" style:font-size-complex="12pt"/>
    </style:style>
    <style:style style:name="P30" style:family="paragraph" style:parent-style-name="Standard">
      <style:text-properties style:font-name="Liberation Mono" fo:font-size="12pt" officeooo:paragraph-rsid="001321dd" style:font-size-asian="12pt" style:font-size-complex="12pt"/>
    </style:style>
    <style:style style:name="P31" style:family="paragraph" style:parent-style-name="Standard">
      <style:text-properties style:font-name="Liberation Mono" fo:font-size="12pt" officeooo:paragraph-rsid="00351375" style:font-size-asian="12pt" style:font-size-complex="12pt"/>
    </style:style>
    <style:style style:name="P32" style:family="paragraph" style:parent-style-name="Standard">
      <style:text-properties style:font-name="Liberation Mono" fo:font-size="12pt" officeooo:rsid="0020349a" officeooo:paragraph-rsid="0020349a" style:font-size-asian="12pt" style:font-size-complex="12pt"/>
    </style:style>
    <style:style style:name="P33" style:family="paragraph" style:parent-style-name="Standard">
      <style:text-properties style:font-name="Liberation Mono" fo:font-size="12pt" officeooo:rsid="0020349a" officeooo:paragraph-rsid="002b1d06" style:font-size-asian="12pt" style:font-size-complex="12pt"/>
    </style:style>
    <style:style style:name="P34" style:family="paragraph" style:parent-style-name="Standard">
      <style:text-properties style:font-name="Liberation Mono" fo:font-size="12pt" officeooo:rsid="00340f24" officeooo:paragraph-rsid="00340f24" style:font-size-asian="12pt" style:font-size-complex="12pt"/>
    </style:style>
    <style:style style:name="P35" style:family="paragraph" style:parent-style-name="Standard">
      <style:text-properties style:font-name="Liberation Mono" fo:font-size="12pt" officeooo:rsid="00340f24" officeooo:paragraph-rsid="00344768" style:font-size-asian="12pt" style:font-size-complex="12pt"/>
    </style:style>
    <style:style style:name="P36" style:family="paragraph" style:parent-style-name="Standard">
      <style:text-properties style:font-name="Liberation Mono" fo:font-size="12pt" officeooo:rsid="00344768" officeooo:paragraph-rsid="00344768" style:font-size-asian="12pt" style:font-size-complex="12pt"/>
    </style:style>
    <style:style style:name="P37" style:family="paragraph" style:parent-style-name="Standard">
      <style:text-properties style:font-name="Liberation Mono" fo:font-size="12pt" officeooo:paragraph-rsid="002b1d06" style:font-size-asian="12pt" style:font-size-complex="12pt"/>
    </style:style>
    <style:style style:name="P38" style:family="paragraph" style:parent-style-name="Standard">
      <style:text-properties style:font-name="Liberation Mono" fo:font-size="12pt" officeooo:rsid="0032d633" officeooo:paragraph-rsid="0032d633" style:font-size-asian="12pt" style:font-size-complex="12pt"/>
    </style:style>
    <style:style style:name="P39" style:family="paragraph" style:parent-style-name="Standard">
      <style:text-properties style:font-name="Liberation Mono" fo:font-size="12pt" officeooo:paragraph-rsid="0032d633" style:font-size-asian="12pt" style:font-size-complex="12pt"/>
    </style:style>
    <style:style style:name="P40" style:family="paragraph" style:parent-style-name="Standard">
      <style:text-properties style:font-name="Liberation Mono" fo:font-size="12pt" officeooo:rsid="002b1d06" officeooo:paragraph-rsid="002b1d06" style:font-size-asian="12pt" style:font-size-complex="12pt"/>
    </style:style>
    <style:style style:name="P41" style:family="paragraph" style:parent-style-name="Standard">
      <style:text-properties style:font-name="Liberation Mono" fo:font-size="12pt" officeooo:rsid="002b1d06" officeooo:paragraph-rsid="002d7b9a" style:font-size-asian="12pt" style:font-size-complex="12pt"/>
    </style:style>
    <style:style style:name="P42" style:family="paragraph" style:parent-style-name="Standard">
      <style:text-properties style:font-name="Liberation Mono" fo:font-size="12pt" officeooo:rsid="0030de72" officeooo:paragraph-rsid="0030de72" style:font-size-asian="12pt" style:font-size-complex="12pt"/>
    </style:style>
    <style:style style:name="P43" style:family="paragraph" style:parent-style-name="Standard">
      <style:text-properties style:font-name="Liberation Mono" fo:font-size="12pt" officeooo:rsid="002c2607" officeooo:paragraph-rsid="002b1d06" style:font-size-asian="12pt" style:font-size-complex="12pt"/>
    </style:style>
    <style:style style:name="P44" style:family="paragraph" style:parent-style-name="Standard">
      <style:text-properties style:font-name="Liberation Mono" fo:font-size="12pt" officeooo:rsid="002c2607" officeooo:paragraph-rsid="002c2607" style:font-size-asian="12pt" style:font-size-complex="12pt"/>
    </style:style>
    <style:style style:name="P45" style:family="paragraph" style:parent-style-name="Standard">
      <style:text-properties style:font-name="Liberation Mono" fo:font-size="12pt" officeooo:rsid="002c2607" officeooo:paragraph-rsid="002d7b9a" style:font-size-asian="12pt" style:font-size-complex="12pt"/>
    </style:style>
    <style:style style:name="P46" style:family="paragraph" style:parent-style-name="Standard">
      <style:text-properties style:font-name="Liberation Mono" fo:font-size="12pt" officeooo:paragraph-rsid="002c2607" style:font-size-asian="12pt" style:font-size-complex="12pt"/>
    </style:style>
    <style:style style:name="P47" style:family="paragraph" style:parent-style-name="Standard">
      <style:text-properties style:font-name="Liberation Mono" fo:font-size="12pt" officeooo:rsid="0036d289" officeooo:paragraph-rsid="0036d289" style:font-size-asian="12pt" style:font-size-complex="12pt"/>
    </style:style>
    <style:style style:name="P48" style:family="paragraph" style:parent-style-name="Standard">
      <style:text-properties style:font-name="Liberation Mono" fo:font-size="12pt" officeooo:rsid="0039395b" officeooo:paragraph-rsid="0039395b" style:font-size-asian="12pt" style:font-size-complex="12pt"/>
    </style:style>
    <style:style style:name="P49" style:family="paragraph" style:parent-style-name="Standard">
      <style:text-properties style:font-name="Liberation Mono" fo:font-size="12pt" officeooo:paragraph-rsid="003b1c0e" style:font-size-asian="12pt" style:font-size-complex="12pt"/>
    </style:style>
    <style:style style:name="P50" style:family="paragraph" style:parent-style-name="Standard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Mono" fo:font-size="12pt" fo:font-weight="bold" officeooo:rsid="002107c1" officeooo:paragraph-rsid="002107c1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Mono" fo:font-size="12pt" fo:font-weight="bold" officeooo:rsid="00116ad8" officeooo:paragraph-rsid="00116ad8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Mono" fo:font-size="12pt" fo:font-weight="bold" officeooo:paragraph-rsid="00351375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Liberation Mono" fo:font-size="12pt" fo:font-weight="bold" officeooo:rsid="00340f24" officeooo:paragraph-rsid="00340f24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Mono" fo:font-size="12pt" fo:font-weight="bold" officeooo:paragraph-rsid="002b1d06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Mono" fo:font-size="12pt" fo:font-style="italic" officeooo:paragraph-rsid="003b1c0e" style:font-size-asian="12pt" style:font-style-asian="italic" style:font-size-complex="12pt" style:font-style-complex="italic"/>
    </style:style>
    <style:style style:name="T1" style:family="text">
      <style:text-properties officeooo:rsid="00117c03"/>
    </style:style>
    <style:style style:name="T2" style:family="text">
      <style:text-properties officeooo:rsid="001321dd"/>
    </style:style>
    <style:style style:name="T3" style:family="text">
      <style:text-properties officeooo:rsid="00143ec9"/>
    </style:style>
    <style:style style:name="T4" style:family="text">
      <style:text-properties officeooo:rsid="00171fa9"/>
    </style:style>
    <style:style style:name="T5" style:family="text">
      <style:text-properties officeooo:rsid="0017592f"/>
    </style:style>
    <style:style style:name="T6" style:family="text">
      <style:text-properties officeooo:rsid="00177076"/>
    </style:style>
    <style:style style:name="T7" style:family="text">
      <style:text-properties officeooo:rsid="001ae17b"/>
    </style:style>
    <style:style style:name="T8" style:family="text">
      <style:text-properties officeooo:rsid="001efebf"/>
    </style:style>
    <style:style style:name="T9" style:family="text">
      <style:text-properties officeooo:rsid="0020349a"/>
    </style:style>
    <style:style style:name="T10" style:family="text">
      <style:text-properties officeooo:rsid="002107c1"/>
    </style:style>
    <style:style style:name="T11" style:family="text">
      <style:text-properties officeooo:rsid="00224460"/>
    </style:style>
    <style:style style:name="T12" style:family="text">
      <style:text-properties officeooo:rsid="0023f3c2"/>
    </style:style>
    <style:style style:name="T13" style:family="text">
      <style:text-properties officeooo:rsid="0025abab"/>
    </style:style>
    <style:style style:name="T14" style:family="text">
      <style:text-properties officeooo:rsid="0026e67d"/>
    </style:style>
    <style:style style:name="T15" style:family="text">
      <style:text-properties officeooo:rsid="00272a2f"/>
    </style:style>
    <style:style style:name="T16" style:family="text">
      <style:text-properties officeooo:rsid="0027caeb"/>
    </style:style>
    <style:style style:name="T17" style:family="text">
      <style:text-properties officeooo:rsid="0028636a"/>
    </style:style>
    <style:style style:name="T18" style:family="text">
      <style:text-properties officeooo:rsid="002929ec"/>
    </style:style>
    <style:style style:name="T19" style:family="text">
      <style:text-properties officeooo:rsid="002b1d06"/>
    </style:style>
    <style:style style:name="T20" style:family="text">
      <style:text-properties officeooo:rsid="002c2607"/>
    </style:style>
    <style:style style:name="T21" style:family="text">
      <style:text-properties officeooo:rsid="002d7b9a"/>
    </style:style>
    <style:style style:name="T22" style:family="text">
      <style:text-properties officeooo:rsid="002e988c"/>
    </style:style>
    <style:style style:name="T23" style:family="text">
      <style:text-properties officeooo:rsid="00300b95"/>
    </style:style>
    <style:style style:name="T24" style:family="text">
      <style:text-properties officeooo:rsid="00351375"/>
    </style:style>
    <style:style style:name="T25" style:family="text">
      <style:text-properties officeooo:rsid="0036b38f"/>
    </style:style>
    <style:style style:name="T26" style:family="text">
      <style:text-properties officeooo:rsid="0036c374"/>
    </style:style>
    <style:style style:name="T27" style:family="text">
      <style:text-properties officeooo:rsid="0036d289"/>
    </style:style>
    <style:style style:name="T28" style:family="text">
      <style:text-properties officeooo:rsid="003a59f3"/>
    </style:style>
    <style:style style:name="T29" style:family="text">
      <style:text-properties officeooo:rsid="003b1c0e"/>
    </style:style>
    <style:style style:name="T30" style:family="text">
      <style:text-properties officeooo:rsid="003c03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0">TYMKRSCII, *.tcipage, 'Tim Kerski Page', Version 1</text:p>
      <text:p text:style-name="P2"/>
      <text:p text:style-name="P2"/>
      <text:p text:style-name="P50">Description</text:p>
      <text:p text:style-name="P2"/>
      <text:p text:style-name="P2">A Tymkrscii Page is a binary file format used to store a page of <text:span text:style-name="T30">glyph</text:span> lookup indexes.</text:p>
      <text:p text:style-name="P2"/>
      <text:p text:style-name="P2">It does not store any literal glyph information.</text:p>
      <text:p text:style-name="P2"/>
      <text:p text:style-name="P2"/>
      <text:p text:style-name="P50">File Format</text:p>
      <text:p text:style-name="P2"/>
      <text:p text:style-name="P2">name <text:s text:c="11"/>start<text:span text:style-name="T13"><text:tab/><text:tab/></text:span>end<text:span text:style-name="T13"><text:tab/></text:span>length</text:p>
      <text:p text:style-name="P2"/>
      <text:p text:style-name="P3">File Type <text:s text:c="6"/><text:span text:style-name="T7">0x</text:span>00<text:span text:style-name="T10"> </text:span>-<text:span text:style-name="T13"><text:tab/><text:tab/></text:span><text:span text:style-name="T7">0x</text:span>08<text:span text:style-name="T10"><text:tab/></text:span>9 Bytes <text:s text:c="3"/><text:span text:style-name="T26"><text:tab/></text:span>'TYMKRSCII'</text:p>
      <text:p text:style-name="P3">Version <text:s text:c="8"/><text:span text:style-name="T7">0x</text:span>09 -<text:span text:style-name="T13"><text:tab/><text:tab/></text:span><text:span text:style-name="T7">0x</text:span>09<text:span text:style-name="T10"><text:tab/></text:span>1 Byte <text:s text:c="4"/><text:span text:style-name="T26"><text:tab/></text:span>{tymkrscii_version}</text:p>
      <text:p text:style-name="P3">Page Columns <text:s text:c="3"/><text:span text:style-name="T7">0x</text:span>0<text:span text:style-name="T10">A</text:span> -<text:span text:style-name="T13"><text:tab/><text:tab/></text:span><text:span text:style-name="T7">0x</text:span>0<text:span text:style-name="T10">A<text:tab/></text:span>1 Byte <text:s text:c="4"/><text:span text:style-name="T26"><text:tab/></text:span>{page_columns}</text:p>
      <text:p text:style-name="P3">Page Rows <text:s text:c="6"/><text:span text:style-name="T7">0x</text:span>0<text:span text:style-name="T10">B</text:span> -<text:span text:style-name="T13"><text:tab/><text:tab/></text:span><text:span text:style-name="T7">0x</text:span>0<text:span text:style-name="T10">B<text:tab/></text:span>1 Byte <text:s text:c="4"/><text:span text:style-name="T26"><text:tab/></text:span>{page_rows}</text:p>
      <text:p text:style-name="P3">Data Mode <text:s text:c="6"/><text:span text:style-name="T7">0x</text:span>0<text:span text:style-name="T10">C</text:span> -<text:span text:style-name="T13"><text:tab/><text:tab/></text:span><text:span text:style-name="T7">0x</text:span>0<text:span text:style-name="T10">C<text:tab/></text:span>1 Byte <text:s text:c="4"/><text:span text:style-name="T26"><text:tab/></text:span>{data_mode}</text:p>
      <text:p text:style-name="P3">Mode Options <text:s text:c="3"/><text:span text:style-name="T7">0x</text:span>0<text:span text:style-name="T10">D</text:span> -<text:span text:style-name="T13"><text:tab/><text:tab/></text:span><text:span text:style-name="T7">0x</text:span>0<text:span text:style-name="T10">F<text:tab/></text:span>3 Bytes <text:s text:c="3"/><text:span text:style-name="T26"><text:tab/></text:span>{mode_options}</text:p>
      <text:p text:style-name="P3">Data <text:s text:c="11"/><text:span text:style-name="T7">0x</text:span><text:span text:style-name="T10">10</text:span> -<text:span text:style-name="T13"><text:tab/><text:tab/></text:span>EoF <text:s text:c="2"/><text:span text:style-name="T11"><text:tab/></text:span><text:span text:style-name="T26"><text:tab/></text:span><text:span text:style-name="T27"><text:tab/></text:span>{screen_columns} * {screen_rows} * {bytes_per_glyph}</text:p>
      <text:p text:style-name="P2"/>
      <text:p text:style-name="P2"/>
      <text:p text:style-name="P50">File Type</text:p>
      <text:p text:style-name="P2"/>
      <text:p text:style-name="P2">These bytes allow the reader to know that this is a *.tci<text:span text:style-name="T12">page</text:span> formatted file.</text:p>
      <text:p text:style-name="P2"/>
      <text:p text:style-name="P4">If the reader is asked to open a *<text:span text:style-name="T11">.</text:span>tci<text:span text:style-name="T12">page</text:span> file which does not include this header<text:span text:style-name="T7">, t</text:span>he reader should assume:</text:p>
      <text:p text:style-name="P4"/>
      <text:p text:style-name="P4">Version<text:span text:style-name="T7"><text:tab/><text:tab/></text:span><text:span text:style-name="T27">0</text:span></text:p>
      <text:p text:style-name="P5">Page Columns<text:tab/>up to the reader</text:p>
      <text:p text:style-name="P5">Page Rows<text:tab/><text:tab/>up to the reader</text:p>
      <text:p text:style-name="P5">Data Mode<text:tab/><text:tab/>0x00</text:p>
      <text:p text:style-name="P5">Mode Options<text:tab/>0x000000</text:p>
      <text:p text:style-name="P5">Head of data<text:tab/>offset 0x00</text:p>
      <text:p text:style-name="P5"/>
      <text:p text:style-name="P4"><text:span text:style-name="T7">As there is n</text:span>o header, the whole file is the 'Data' section<text:span text:style-name="T7">.</text:span></text:p>
      <text:p text:style-name="P4"/>
      <text:p text:style-name="P4"><text:span text:style-name="T7">The default data mode of 0x00 means that there is </text:span>1 byte per glyph index<text:span text:style-name="T7">.</text:span></text:p>
      <text:p text:style-name="P4"/>
      <text:p text:style-name="P47">Files with the extension *.tci also indicate the above defaults.<text:span text:style-name="T28"> <text:s/>You can find a tool for transcoding png files into tci files in the tools/trnscdr directory on your sd-card. <text:s/>Note: tci files can be loaded by the Tymkrscii Draw tool and saved as proper version 1 mode 0 tcipage files.</text:span><text:span text:style-name="T29"> <text:s/>In fact, .tci is the format which Tymkrscii Draw uses to save/load files while you are working on them - where-as tcipage is the format it saves to when exporting for use on the badge.</text:span></text:p>
      <text:p text:style-name="P4"/>
      <text:p text:style-name="P6"/>
      <text:p text:style-name="P50">Version</text:p>
      <text:p text:style-name="P2"/>
      <text:p text:style-name="P2">This byte allows the reader to know what version of the *.tci<text:span text:style-name="T12">page</text:span> format was used to create this file.</text:p>
      <text:p text:style-name="P2"/>
      <text:p text:style-name="P2"/>
      <text:p text:style-name="P50">Page Columns</text:p>
      <text:p text:style-name="P2"/>
      <text:p text:style-name="P2">This byte allows the reader to know how many columns wide the overall page is.</text:p>
      <text:p text:style-name="P2"/>
      <text:p text:style-name="P2"/>
      <text:p text:style-name="P50">Page Rows</text:p>
      <text:p text:style-name="P2"/>
      <text:p text:style-name="P2">This byte allows the reader to know how many rows tall the overall page is.</text:p>
      <text:p text:style-name="P2"/>
      <text:p text:style-name="P2"/>
      <text:p text:style-name="P50">Data Mode</text:p>
      <text:p text:style-name="P2"/>
      <text:p text:style-name="P2">This byte allows the reader to know which mode to use when reading the data section. <text:s/>See below for mode descriptions.</text:p>
      <text:p text:style-name="P2"/>
      <text:p text:style-name="P2"/>
      <text:p text:style-name="P50">Mode Options</text:p>
      <text:p text:style-name="P2"/>
      <text:p text:style-name="P2">These 3 bytes (24 bits) allow the reader to know what options are being set for the selected Glyph Mode.</text:p>
      <text:p text:style-name="P2"/>
      <text:p text:style-name="P2"/>
      <text:p text:style-name="P51">Data</text:p>
      <text:p text:style-name="P7"/>
      <text:p text:style-name="P7">These bytes start at offset 0x10 and continue to the end of the file. <text:s/>The format of these bytes is determined by which data mode has been specified.</text:p>
      <text:p text:style-name="P2"/>
      <text:p text:style-name="P2"/>
      <text:p text:style-name="P50">Modes</text:p>
      <text:p text:style-name="P2"/>
      <text:p text:style-name="P2"/>
      <text:p text:style-name="P50">Mode 0 "256 Glyph"</text:p>
      <text:p text:style-name="P2"/>
      <text:p text:style-name="P48">This is the mode that is used for user logos and the badge menus. <text:s/>You can find a tool for making files of th<text:span text:style-name="T28">is</text:span> type on your sd<text:span text:style-name="T28">-</text:span>card in the tools<text:span text:style-name="T28"> </text:span>Tymkrscii Draw directory.</text:p>
      <text:p text:style-name="P2"/>
      <text:p text:style-name="P2"/>
      <text:p text:style-name="P2">Options</text:p>
      <text:p text:style-name="P2"/>
      <text:p text:style-name="P2">None</text:p>
      <text:p text:style-name="P2"/>
      <text:p text:style-name="P2">Data Format</text:p>
      <text:p text:style-name="P2"/>
      <text:p text:style-name="P2">Each data entry consists of 1 Byte. <text:s/>That byte allows the reader to know which glyph in a typeface to use in this position.</text:p>
      <text:p text:style-name="P2"/>
      <text:p text:style-name="P2"/>
      <text:p text:style-name="P52">Mode 1<text:span text:style-name="T1"> "256 Glyph / </text:span><text:span text:style-name="T3">Morph</text:span><text:span text:style-name="T1">"</text:span></text:p>
      <text:p text:style-name="P8"/>
      <text:p text:style-name="P48">This is the mode that is used for<text:span text:style-name="T28"> the art in the Badge Adventure. <text:s/>The badge only implements the invert morph. <text:s/>The other morphs would all be very useful but you will have to implement yourself if you want to use them. <text:s/>You can find a tool for making files of this type on your sd-card in the tools/leinnet directory. </text:span></text:p>
      <text:p text:style-name="P8"/>
      <text:p text:style-name="P8">Options</text:p>
      <text:p text:style-name="P9"/>
      <text:p text:style-name="P10">None</text:p>
      <text:p text:style-name="P8"/>
      <text:p text:style-name="P8">Data Format</text:p>
      <text:p text:style-name="P8"/>
      <text:p text:style-name="P14">Each data entry consists of 2 Bytes. The first byte allows the reader to know which glyph from a typeface to use in this position on the page. <text:s/>The second byte allows the reader to know which <text:span text:style-name="T3">rendering </text:span><text:span text:style-name="T4">options</text:span><text:span text:style-name="T3"> to apply</text:span>.</text:p>
      <text:p text:style-name="P15"/>
      <text:p text:style-name="P16">11111111<text:span text:style-name="T4">,</text:span> 0<text:span text:style-name="T4">: </text:span><text:span text:style-name="T12">0</text:span><text:span text:style-name="T13"> </text:span>0<text:span text:style-name="T13"> </text:span>0<text:span text:style-name="T13"> </text:span><text:span text:style-name="T4">0</text:span><text:span text:style-name="T13"> </text:span>0<text:span text:style-name="T13"> </text:span><text:span text:style-name="T6">0</text:span><text:span text:style-name="T13"> </text:span><text:span text:style-name="T6">0</text:span></text:p>
      <text:p text:style-name="P11"/>
      <text:p text:style-name="P17"><text:tab/>bit 8-15<text:tab/>glyph index #<text:tab/></text:p>
      <text:p text:style-name="P12"/>
      <text:p text:style-name="P17"><text:tab/>bit 7<text:tab/><text:tab/>render mode<text:tab/><text:tab/><text:tab/><text:tab/>0<text:tab/>effect mode<text:tab/><text:tab/>1<text:tab/>area mode</text:p>
      <text:p text:style-name="P12"/>
      <text:p text:style-name="P12"><text:tab/>0<text:span text:style-name="T6">:</text:span><text:span text:style-name="T13"> effect mode</text:span></text:p>
      <text:p text:style-name="P12"/>
      <text:p text:style-name="P12"><text:span text:style-name="T6"><text:tab/></text:span><text:span text:style-name="T13">bit 6<text:tab/><text:tab/></text:span><text:span text:style-name="T6">order of operations<text:tab/><text:tab/>0<text:tab/></text:span><text:span text:style-name="T13">INVERT to OR</text:span><text:span text:style-name="T6"><text:tab/>1<text:tab/></text:span><text:span text:style-name="T13">OR to INVERT</text:span></text:p>
      <text:p text:style-name="P12"><text:span text:style-name="T6"><text:tab/></text:span><text:span text:style-name="T13">bit 5<text:tab/><text:tab/></text:span><text:span text:style-name="T3">or</text:span><text:span text:style-name="T6"><text:tab/><text:tab/><text:tab/><text:tab/><text:tab/>0<text:tab/><text:tab/><text:tab/><text:tab/>1<text:tab/>apply OR</text:span></text:p>
      <text:p text:style-name="P12"><text:span text:style-name="T6"><text:tab/></text:span><text:span text:style-name="T13">bit 4<text:tab/><text:tab/></text:span><text:span text:style-name="T6">and<text:tab/><text:tab/><text:tab/><text:tab/><text:tab/>0<text:tab/><text:tab/><text:tab/><text:tab/>1<text:tab/>apply AND</text:span></text:p>
      <text:p text:style-name="P12"><text:span text:style-name="T6"><text:tab/></text:span><text:span text:style-name="T13">bit 3<text:tab/><text:tab/></text:span><text:span text:style-name="T3">xor</text:span><text:span text:style-name="T6"><text:tab/><text:tab/><text:tab/><text:tab/><text:tab/>0<text:tab/><text:tab/><text:tab/><text:tab/>1<text:tab/>apply XOR</text:span></text:p>
      <text:p text:style-name="P12"><text:span text:style-name="T6"><text:tab/></text:span><text:span text:style-name="T13">bit 2<text:tab/><text:tab/></text:span><text:span text:style-name="T3">mirror</text:span><text:span text:style-name="T6"><text:tab/><text:tab/><text:tab/><text:tab/>0<text:tab/><text:tab/><text:tab/><text:tab/>1<text:tab/>apply MIRROR</text:span></text:p>
      <text:p text:style-name="P12"><text:span text:style-name="T6"><text:tab/></text:span><text:span text:style-name="T13">bit 1<text:tab/><text:tab/></text:span><text:span text:style-name="T3">flip</text:span><text:span text:style-name="T6"><text:tab/><text:tab/><text:tab/><text:tab/><text:tab/>0<text:tab/><text:tab/><text:tab/><text:tab/>1<text:tab/>apply FLIP</text:span></text:p>
      <text:p text:style-name="P12"><text:span text:style-name="T6"><text:tab/></text:span><text:span text:style-name="T13">bit 0<text:tab/><text:tab/></text:span><text:span text:style-name="T3">invert</text:span><text:span text:style-name="T6"><text:tab/><text:tab/><text:tab/><text:tab/>0<text:tab/><text:tab/><text:tab/><text:tab/>1<text:tab/>apply INVERT</text:span></text:p>
      <text:p text:style-name="P12"/>
      <text:p text:style-name="P12"><text:tab/>1<text:span text:style-name="T6">:</text:span><text:span text:style-name="T13"> area mode</text:span></text:p>
      <text:p text:style-name="P12"/>
      <text:p text:style-name="P12"><text:span text:style-name="T6"><text:tab/></text:span><text:span text:style-name="T13">bit 6<text:tab/><text:tab/></text:span><text:span text:style-name="T6">order of operations<text:tab/><text:tab/>0<text:tab/>INVERT</text:span><text:span text:style-name="T13"> to OR</text:span><text:span text:style-name="T6"><text:tab/>1<text:tab/></text:span><text:span text:style-name="T13">OR to </text:span><text:span text:style-name="T6">INVERT</text:span></text:p>
      <text:p text:style-name="P12"><text:span text:style-name="T6"><text:tab/></text:span><text:span text:style-name="T13">bit 5<text:tab/><text:tab/></text:span><text:span text:style-name="T6">or<text:tab/><text:tab/><text:tab/><text:tab/><text:tab/>0<text:tab/><text:tab/><text:tab/><text:tab/>1<text:tab/>apply OR</text:span></text:p>
      <text:p text:style-name="P12"><text:span text:style-name="T6"><text:tab/></text:span><text:span text:style-name="T13">bit 4<text:tab/><text:tab/></text:span>top<text:span text:style-name="T5"> </text:span>left<text:span text:style-name="T6"><text:tab/><text:tab/><text:tab/><text:tab/>0<text:tab/><text:tab/><text:tab/><text:tab/>1<text:tab/>read top left quadrant</text:span></text:p>
      <text:p text:style-name="P12"><text:span text:style-name="T6"><text:tab/></text:span><text:span text:style-name="T13">bit 3<text:tab/><text:tab/></text:span>top<text:span text:style-name="T5"> </text:span>right<text:span text:style-name="T6"><text:tab/><text:tab/><text:tab/><text:tab/>0<text:tab/><text:tab/><text:tab/><text:tab/>1<text:tab/>read top right quadrant</text:span></text:p>
      <text:p text:style-name="P12"><text:span text:style-name="T6"><text:tab/></text:span><text:span text:style-name="T13">bit 2<text:tab/><text:tab/></text:span>bottom<text:span text:style-name="T5"> </text:span>left<text:span text:style-name="T6"><text:tab/><text:tab/><text:tab/>0<text:tab/><text:tab/><text:tab/><text:tab/>1<text:tab/>read bottom left quadrant</text:span></text:p>
      <text:p text:style-name="P12"><text:span text:style-name="T6"><text:tab/></text:span><text:span text:style-name="T13">bit 1<text:tab/><text:tab/></text:span>bottom<text:span text:style-name="T5"> </text:span>right<text:span text:style-name="T6"><text:tab/><text:tab/><text:tab/>0<text:tab/><text:tab/><text:tab/><text:tab/>1<text:tab/>read bottom right quadrant</text:span></text:p>
      <text:p text:style-name="P12"><text:span text:style-name="T6"><text:tab/></text:span><text:span text:style-name="T13">bit 0<text:tab/><text:tab/></text:span>invert<text:span text:style-name="T6"><text:tab/><text:tab/><text:tab/><text:tab/>0<text:tab/><text:tab/><text:tab/><text:tab/>1<text:tab/>apply invert</text:span></text:p>
      <text:p text:style-name="P12"/>
      <text:p text:style-name="P18"><text:tab/>the order of operation list order for effect mode is:</text:p>
      <text:p text:style-name="P18"><text:tab/>ascending: load, invert, flip, mirror, xor, and, or, print</text:p>
      <text:p text:style-name="P18"><text:tab/>descending: load, or, and, xor, mirror, flip, invert, print</text:p>
      <text:p text:style-name="P13"/>
      <text:p text:style-name="P18"><text:tab/>the order of operation list order for area mode is:</text:p>
      <text:p text:style-name="P18"><text:tab/>ascending: load, invert, or, print<text:tab/>and the areas refer to which to load</text:p>
      <text:p text:style-name="P18"><text:tab/>descending: load, or, invert, print<text:tab/>and the areas refer to which to print</text:p>
      <text:p text:style-name="P13"/>
      <text:p text:style-name="P20"><text:tab/>examples:<text:span text:style-name="T14"> </text:span>(assuming glyph 33 is a "!")</text:p>
      <text:p text:style-name="P20"/>
      <text:p text:style-name="P21"><text:tab/>NEW is our working memory of pixels</text:p>
      <text:p text:style-name="P21"><text:tab/>OLD is our copy of the pixels that already exist at this position</text:p>
      <text:p text:style-name="P12"/>
      <text:p text:style-name="P23"><text:tab/>here is how to print a "!"</text:p>
      <text:p text:style-name="P25"><text:tab/>00100001 0: 0 0 0 0 0 0 0<text:tab/><text:span text:style-name="T14">NEW =</text:span> "!"<text:span text:style-name="T14">, </text:span><text:span text:style-name="T15">PRINT</text:span><text:span text:style-name="T14"> NEW</text:span></text:p>
      <text:p text:style-name="P26"/>
      <text:p text:style-name="P23"><text:tab/>here is how to print an inverted "!" <text:span text:style-name="T12">(back and foreground are swapped)</text:span></text:p>
      <text:p text:style-name="P26"><text:tab/>00100001 0: 0 0 0 0 0 0 1<text:tab/><text:span text:style-name="T14">NEW = "!", INVERT NEW, </text:span><text:span text:style-name="T15">PRINT</text:span><text:span text:style-name="T14"> NEW</text:span></text:p>
      <text:p text:style-name="P12"/>
      <text:p text:style-name="P23"><text:tab/>here is how to print a flipped "!"</text:p>
      <text:p text:style-name="P27"><text:span text:style-name="T8"><text:tab/></text:span>00100001 0: 0 0 0 0 0 1 0<text:span text:style-name="T8"><text:tab/></text:span><text:span text:style-name="T14">NEW = "!", FLIP NEW, PRINT NEW</text:span></text:p>
      <text:p text:style-name="P23"><text:tab/></text:p>
      <text:p text:style-name="P23"><text:tab/>here is how to flip a previously printed "!"</text:p>
      <text:p text:style-name="P23"><text:tab/>print a "!" at a position<text:tab/></text:p>
      <text:p text:style-name="P23"><text:tab/><text:span text:style-name="T6">00100001 0: 0 0 0 0 0 0 0 <text:tab/></text:span>NEW =<text:span text:style-name="T12"> "!"</text:span>, <text:span text:style-name="T15">PRINT</text:span> NEW</text:p>
      <text:p text:style-name="P23"><text:tab/>then later, using order of operations to flip OLD</text:p>
      <text:p text:style-name="P23"><text:tab/>(assuming glyph <text:span text:style-name="T15">index # </text:span>0<text:span text:style-name="T15">0000000</text:span> is all background [value 0] pixels)</text:p>
      <text:p text:style-name="P28"><text:tab/>00000000 0: 1 1 0 0 0 1 0<text:tab/><text:span text:style-name="T14">NEW = " ", OLD = "!", NEW = OLD OR NEW, FLIP NEW, PRINT NEW</text:span></text:p>
      <text:p text:style-name="P23"><text:tab/>note that the OR happens before the FLIP</text:p>
      <text:p text:style-name="P23"><text:tab/>because we set order of operations to be descending mode (bit 6 value 1)</text:p>
      <text:p text:style-name="P23"><text:tab/>instead of </text:p>
      <text:p text:style-name="P23"><text:tab/><text:span text:style-name="T6">00000000 0: </text:span>0<text:span text:style-name="T6"> 1 0 0 0 1 0<text:tab/></text:span>NEW = " ", OLD = "!", FLIP NEW, NEW = OLD OR NEW, PRINT NEW</text:p>
      <text:p text:style-name="P23"><text:tab/>which would result in the "!" not being flipped, as the OR happened after the FLIP</text:p>
      <text:p text:style-name="P23"><text:tab/>due to order of operations being in ascending mode (bit 6 value 0)</text:p>
      <text:p text:style-name="P27"/>
      <text:p text:style-name="P21"><text:tab/>here is how to print a mirrored "!"</text:p>
      <text:p text:style-name="P26"><text:tab/>00100001 0: 0 0 0 0 1 0 0<text:tab/><text:span text:style-name="T15">NEW = "!", MIRROR NEW, PRINT</text:span> <text:span text:style-name="T15">NEW</text:span></text:p>
      <text:p text:style-name="P26"/>
      <text:p text:style-name="P21"><text:tab/>here is how to print a flipped and mirrored "!"</text:p>
      <text:p text:style-name="P26"><text:tab/>00100001 0: 0 0 0 0 1 1 0<text:tab/><text:span text:style-name="T15">NEW ="!", FLIP NEW, MIRROR NEW, PRINT NEW</text:span></text:p>
      <text:p text:style-name="P26"/>
      <text:p text:style-name="P21"><text:tab/>here is how to XOR a "!" onto some already existing pixel information a "?"</text:p>
      <text:p text:style-name="P21"><text:tab/>(assuming glyph index # <text:span text:style-name="T12">001</text:span>1111<text:span text:style-name="T12">1</text:span> is a "?")</text:p>
      <text:p text:style-name="P21"><text:tab/><text:span text:style-name="T12">001</text:span>1111<text:span text:style-name="T12">1 0: 0 0 0 0 0 0 0<text:tab/></text:span><text:span text:style-name="T14">NEW =</text:span><text:span text:style-name="T12"> "</text:span>?<text:span text:style-name="T12">"</text:span><text:span text:style-name="T14">, </text:span>PRINT<text:span text:style-name="T14"> NEW</text:span></text:p>
      <text:p text:style-name="P21"><text:tab/>then later,</text:p>
      <text:p text:style-name="P26"><text:tab/>00100001 0: 0 0 0 1 0 0 0<text:tab/><text:span text:style-name="T15">NEW = "!", NEW = OLD XOR NEW, PRINT NEW</text:span></text:p>
      <text:p text:style-name="P26"/>
      <text:p text:style-name="P21"><text:tab/>order of operation matters:</text:p>
      <text:p text:style-name="P21"><text:tab/>ascending</text:p>
      <text:p text:style-name="P17"><text:tab/>00100001 0: 0 0 0 1 0 0 1<text:tab/><text:span text:style-name="T15">NEW = "!", INVERT NEW, NEW = OLD XOR NEW, PRINT NEW</text:span></text:p>
      <text:p text:style-name="P17"><text:tab/><text:span text:style-name="T15">descending</text:span></text:p>
      <text:p text:style-name="P17"><text:tab/>00100001 0: 1 0 0 1 0 0 1<text:tab/><text:span text:style-name="T15">NEW = "!", NEW = OLD XOR NEW, INVERT NEW, PRINT NEW</text:span></text:p>
      <text:p text:style-name="P12"/>
      <text:p text:style-name="P21"><text:tab/>now in area mode (bit 7 value 1) instead of effect mode (bit 7 value 0), this prints nothing</text:p>
      <text:p text:style-name="P21"><text:tab/>because none of our areas are enabled (bit 1, 2, 3, 4)</text:p>
      <text:p text:style-name="P21"><text:tab/>the "!" pixel data is there to be grabbed, we just are not selecting any of it</text:p>
      <text:p text:style-name="P26"><text:tab/><text:span text:style-name="T13">00100001 1: </text:span><text:span text:style-name="T14">0 0 0 0 0 0 0<text:tab/></text:span><text:span text:style-name="T15">NEW = " ", PRINT NEW</text:span><text:span text:style-name="T16"> (all pixels value 0)</text:span></text:p>
      <text:p text:style-name="P26"/>
      <text:p text:style-name="P21"><text:tab/>still in area mode, we can invert nothing to get everything</text:p>
      <text:p text:style-name="P23"><text:tab/>00100001 1: 0 0 0 0 0 0 1<text:tab/><text:span text:style-name="T15">NEW = " ", INVERT NEW, PRINT NEW</text:span><text:span text:style-name="T16"> (all pixels value 1)</text:span></text:p>
      <text:p text:style-name="P23"/>
      <text:p text:style-name="P22"><text:tab/>here bit <text:span text:style-name="T16">1 and bit 2 are enabled,</text:span></text:p>
      <text:p text:style-name="P22"><text:span text:style-name="T16"><text:tab/>so we are grabbing the bottom right and bottom left quadrants</text:span> <text:span text:style-name="T16">when we load "!"</text:span></text:p>
      <text:p text:style-name="P19"><text:tab/><text:span text:style-name="T17">as</text:span> order of operations (bit 6) is in ascending order (value 0)</text:p>
      <text:p text:style-name="P19"><text:tab/>the area would apply to loading</text:p>
      <text:p text:style-name="P24"><text:tab/>00100001 1: 0 0 0 0 <text:span text:style-name="T16">1</text:span> 1 0<text:tab/><text:span text:style-name="T16">NEW = bottom half of "!", PRINT NEW</text:span></text:p>
      <text:p text:style-name="P19"><text:tab/></text:p>
      <text:p text:style-name="P19"><text:tab/>if we were in descending order of operation</text:p>
      <text:p text:style-name="P19"><text:tab/>the area would apply to printing</text:p>
      <text:p text:style-name="P19"><text:tab/><text:span text:style-name="T14">00100001 1: </text:span>1<text:span text:style-name="T14"> 0 0 0 </text:span>1<text:span text:style-name="T14"> 1 0<text:tab/></text:span>NEW = "!", PRINT bottom half of NEW</text:p>
      <text:p text:style-name="P19"><text:tab/></text:p>
      <text:p text:style-name="P29"><text:tab/>ascending multi step</text:p>
      <text:p text:style-name="P29"><text:tab/><text:span text:style-name="T14">00100001 1: 0 1 0 0 1 1 0<text:tab/></text:span>NEW = bottom half of "!", NEW = OLD OR NEW, PRINT NEW</text:p>
      <text:p text:style-name="P23"/>
      <text:p text:style-name="P29"><text:tab/>descending multi step</text:p>
      <text:p text:style-name="P23"><text:tab/>00100001 1: 1 1 0 0 1 1 0<text:tab/><text:span text:style-name="T18">NEW = "!", NEW = OLD OR NEW, PRINT bottom half of NEW</text:span></text:p>
      <text:p text:style-name="P30"/>
      <text:p text:style-name="P30"/>
      <text:p text:style-name="P56"><text:span text:style-name="T29">The following modes have not been implemented on the badge, but may prove useful if re-using this format on another platform. <text:s/>Particularly on a screen with color capabilities. <text:s/>If you do anything with any of this, do let me know!</text:span></text:p>
      <text:p text:style-name="P49"/>
      <text:p text:style-name="P30"/>
      <text:p text:style-name="P50">Mode <text:span text:style-name="T2">2</text:span> "65536 Glyph"</text:p>
      <text:p text:style-name="P2"/>
      <text:p text:style-name="P2">Options</text:p>
      <text:p text:style-name="P2"/>
      <text:p text:style-name="P2">None</text:p>
      <text:p text:style-name="P2"/>
      <text:p text:style-name="P2">Data Format</text:p>
      <text:p text:style-name="P2"/>
      <text:p text:style-name="P2">Each data entry consists of 2 Bytes. <text:s/>These two bytes allow the reader to know which glyph in a typeface to use in this position. <text:s/>The order of the bytes is high to low.</text:p>
      <text:p text:style-name="P2"/>
      <text:p text:style-name="P2"/>
      <text:p text:style-name="P53">Mode <text:span text:style-name="T2">3</text:span> "256 Glyph / 256 External Pallet<text:span text:style-name="T24"> / 16 color</text:span>"</text:p>
      <text:p text:style-name="P31"/>
      <text:p text:style-name="P31">Options</text:p>
      <text:p text:style-name="P31"/>
      <text:p text:style-name="P31">None</text:p>
      <text:p text:style-name="P31"/>
      <text:p text:style-name="P31">Data Format</text:p>
      <text:p text:style-name="P31"/>
      <text:p text:style-name="P31">Each data entry consists of 2 Bytes. <text:s/><text:span text:style-name="T25">Low byte to high byte: <text:s/></text:span>The first byte allows the reader to know which glyph in a typeface to use in this position. <text:s/>The second byte allows the reader to know which color<text:span text:style-name="T24">s</text:span> in a pallet to use in this position.<text:span text:style-name="T24"> <text:s/>The color byte is broken into two parts; foreground, and background - each getting 4 bits (0-15). <text:s/>Background is stored on the lower 4 bits. <text:s/>Foreground is stored on the higher 4 bits.</text:span></text:p>
      <text:p text:style-name="P31"/>
      <text:p text:style-name="P31"/>
      <text:p text:style-name="P53">Mode <text:span text:style-name="T24">4</text:span> "256 Glyph / 256 External Pallet<text:span text:style-name="T24"> / 256 color</text:span>"</text:p>
      <text:p text:style-name="P31"/>
      <text:p text:style-name="P31">Options</text:p>
      <text:p text:style-name="P31"/>
      <text:p text:style-name="P31">None</text:p>
      <text:p text:style-name="P31"/>
      <text:p text:style-name="P31">Data Format</text:p>
      <text:p text:style-name="P31"/>
      <text:p text:style-name="P31">Each data entry consists of <text:span text:style-name="T24">3</text:span> Bytes. <text:s/><text:span text:style-name="T25">Low byte to high byte: <text:s/></text:span>The first byte allows the reader to know which glyph in a typeface to use in this position. <text:s/>The second byte allows the reader to know which <text:span text:style-name="T25">background </text:span>color in a pallet to use in this position.<text:span text:style-name="T25"> <text:s/>The third byte allows the reader to know which foreground color in a pallet to use in this position.</text:span></text:p>
      <text:p text:style-name="P31"/>
      <text:p text:style-name="P31"/>
      <text:p text:style-name="P53">Mode <text:span text:style-name="T24">5</text:span> "256 Glyph / <text:span text:style-name="T25">24 bit</text:span><text:span text:style-name="T24"> color</text:span>"</text:p>
      <text:p text:style-name="P31"/>
      <text:p text:style-name="P31">Options</text:p>
      <text:p text:style-name="P31"/>
      <text:p text:style-name="P31">None</text:p>
      <text:p text:style-name="P31"/>
      <text:p text:style-name="P31">Data Format</text:p>
      <text:p text:style-name="P31"/>
      <text:p text:style-name="P31">Each data entry consists of <text:span text:style-name="T25">7</text:span> Bytes. <text:s/><text:span text:style-name="T25">Low byte ot high byte: <text:s/></text:span>The first byte allows the reader to know which glyph in a typeface to use in this position. <text:s/>The second byte allows the reader to know <text:span text:style-name="T25">how much red should be in the background</text:span> color in this position.<text:span text:style-name="T25"> <text:s/>The third byte allows the reader to know how much green should be in the background color in this position. <text:s/>The fourth byte allows the reader to know how much blue should be in the background color in this position. <text:s/>The fifth byte allows the reader to know how much red should be in the foreground color in this position. <text:s/>The sixth byte allows the reader to know how much green should be in the foreground color in this position. <text:s/>The seventh byte allows the reader to know how much blue should be in the background color in this position.</text:span></text:p>
      <text:p text:style-name="P31"/>
      <text:p text:style-name="P31"/>
      <text:p text:style-name="P53">Mode <text:span text:style-name="T24">6</text:span> "64 Glyph / <text:span text:style-name="T9">4</text:span> Embedded Luma"</text:p>
      <text:p text:style-name="P2"/>
      <text:p text:style-name="P2">Options</text:p>
      <text:p text:style-name="P2"/>
      <text:p text:style-name="P2"><text:span text:style-name="T10">For this mode, the 24 bits of Mode Option are used to store an e</text:span>mbedded <text:span text:style-name="T10">luminance </text:span>pallet. <text:s/>The pallet includes <text:span text:style-name="T9">4</text:span> <text:span text:style-name="T9">6</text:span> bit <text:span text:style-name="T9">(range 0-63) </text:span>luminance values. <text:s/>The order of the values is <text:span text:style-name="T9">3</text:span>-0, or high to low.</text:p>
      <text:p text:style-name="P2"/>
      <text:p text:style-name="P32">luma 3 luma 2 luma 1 luma 0</text:p>
      <text:p text:style-name="P2">000000 000000 000000 000000</text:p>
      <text:p text:style-name="P2"/>
      <text:p text:style-name="P7">How these luma values translate into the color space of the render is up to the reader.</text:p>
      <text:p text:style-name="P2"/>
      <text:p text:style-name="P2">Data Format</text:p>
      <text:p text:style-name="P2"/>
      <text:p text:style-name="P2">Each data entry consists of 1 Byte. <text:s/>The lowest <text:span text:style-name="T9">6</text:span> bits of the byte (range 0-<text:span text:style-name="T9">6</text:span>) allow the reader to know which glyph in a typeface to use in this position. <text:s/>The highest <text:span text:style-name="T9">2</text:span> bits of the byte (range 0-<text:span text:style-name="T9">3</text:span>) allow the reader to know which luma value from the <text:span text:style-name="T9">luma </text:span>pallet <text:span text:style-name="T9">table embedded in the mode option </text:span>to use in this position.</text:p>
      <text:p text:style-name="P2"/>
      <text:p text:style-name="P2">00<text:span text:style-name="T9"> </text:span>000000</text:p>
      <text:p text:style-name="P2"/>
      <text:p text:style-name="P2">If pallet 1<text:span text:style-name="T9">, 2 or 3</text:span> is selected<text:span text:style-name="T9">:</text:span> use <text:span text:style-name="T9">the luma stored in it as the foreground color and use the luma stored in </text:span>pallet entry 0 as the background color.</text:p>
      <text:p text:style-name="P2"/>
      <text:p text:style-name="P2">If pallet 0 is selected<text:span text:style-name="T9">:</text:span> <text:span text:style-name="T9">use the luma stored in it as the foreground color and</text:span> use <text:span text:style-name="T9">the luma store in </text:span>pallet entry <text:span text:style-name="T9">3</text:span> as the background color.</text:p>
      <text:p text:style-name="P2"/>
      <text:p text:style-name="P2"/>
      <text:p text:style-name="P54">Mode <text:span text:style-name="T24">7</text:span> "128 Glyph / Inverting"</text:p>
      <text:p text:style-name="P1"/>
      <text:p text:style-name="P1">Options</text:p>
      <text:p text:style-name="P1"/>
      <text:p text:style-name="P36">000000000000000000000000</text:p>
      <text:p text:style-name="P35"/>
      <text:p text:style-name="P35">The 24 bits of Mode Option are used to set an offset on which index of typeface to use as head.</text:p>
      <text:p text:style-name="P1"/>
      <text:p text:style-name="P1">Data Format</text:p>
      <text:p text:style-name="P1"/>
      <text:p text:style-name="P1">Each data entry consists of 1 Byte. <text:s/>The lowest 7 bits of the byte (range 0-127) allow the reader to know which glyph index to use in this position. <text:s/>The highest 1 (range 0-1) allows the reader to know to invert (value 1) or to not invert (value 0) the glyph.</text:p>
      <text:p text:style-name="P1"/>
      <text:p text:style-name="P36">0 0000000</text:p>
      <text:p text:style-name="P1"/>
      <text:p text:style-name="P2"/>
      <text:p text:style-name="P55">Mode <text:span text:style-name="T24">8</text:span> "<text:span text:style-name="T19">4 Banks of 32 / 128</text:span> Glyph<text:span text:style-name="T19"> </text:span>/ <text:span text:style-name="T19">Inverting</text:span>"</text:p>
      <text:p text:style-name="P37"/>
      <text:p text:style-name="P37">Options</text:p>
      <text:p text:style-name="P37"/>
      <text:p text:style-name="P38">Bank 3 Bank 2 Bank 1 Bank 0</text:p>
      <text:p text:style-name="P39">000000<text:span text:style-name="T19"> </text:span>000000<text:span text:style-name="T19"> </text:span>000000<text:span text:style-name="T19"> </text:span>000000</text:p>
      <text:p text:style-name="P37"/>
      <text:p text:style-name="P40">The options describe at which offsets in the typeface file each bank starts at.</text:p>
      <text:p text:style-name="P40"/>
      <text:p text:style-name="P40">The 24 bits are separated into 4 6 bit values (range 0-63). <text:s/>Highest to lowest: Bank 3, Bank 2, Bank 1, Bank 0</text:p>
      <text:p text:style-name="P33"/>
      <text:p text:style-name="P40">The value is interpreted as 1-64 and indicates how many index to increment by at each step.</text:p>
      <text:p text:style-name="P40"/>
      <text:p text:style-name="P40">The pointer starts at a value of 0</text:p>
      <text:p text:style-name="P40"/>
      <text:p text:style-name="P42">pointer = 0</text:p>
      <text:p text:style-name="P42">pointer = pointer + Bank 0</text:p>
      <text:p text:style-name="P42">Bank 0 Head = pointer</text:p>
      <text:p text:style-name="P42">Bank 0 Tail = Bank 0 Head + 31</text:p>
      <text:p text:style-name="P42">pointer = pointer + 32</text:p>
      <text:p text:style-name="P42">pointer = pointer + Bank 1</text:p>
      <text:p text:style-name="P42">Bank 1 Head = pointer</text:p>
      <text:p text:style-name="P42">Bank 1 Tail = Bank 1 Head + 31</text:p>
      <text:p text:style-name="P42">pointer = pointer + 32</text:p>
      <text:p text:style-name="P42">pointer = pointer + Bank 2</text:p>
      <text:p text:style-name="P42">Bank 2 Head = pointer</text:p>
      <text:p text:style-name="P42">Bank 2 Tail = Bank 2 Head + 31</text:p>
      <text:p text:style-name="P42">pointer = pointer + 32</text:p>
      <text:p text:style-name="P42">pointer = pointer + Bank 3</text:p>
      <text:p text:style-name="P42">Bank 3 Head = pointer</text:p>
      <text:p text:style-name="P42">Bank 3 Tail = Bank 3 Head + 31</text:p>
      <text:p text:style-name="P42"/>
      <text:p text:style-name="P42">Examples:</text:p>
      <text:p text:style-name="P43"/>
      <text:p text:style-name="P42">maximum</text:p>
      <text:p text:style-name="P43"/>
      <text:p text:style-name="P44">p=0</text:p>
      <text:p text:style-name="P44">p = p + b0 = 64</text:p>
      <text:p text:style-name="P44">b0o = 64</text:p>
      <text:p text:style-name="P44">p = p + 32 = 96</text:p>
      <text:p text:style-name="P44">p = p + b1 = 160</text:p>
      <text:p text:style-name="P44">b1o = 160</text:p>
      <text:p text:style-name="P44">p = p + 32 = 192</text:p>
      <text:p text:style-name="P44">p = p + b2 = 256</text:p>
      <text:p text:style-name="P44">b2o = 256</text:p>
      <text:p text:style-name="P44">p = p + 32 = 288</text:p>
      <text:p text:style-name="P44">p = p + b3 = 352</text:p>
      <text:p text:style-name="P44">b3o = 352</text:p>
      <text:p text:style-name="P44">p = p + 32 = 384</text:p>
      <text:p text:style-name="P46"/>
      <text:p text:style-name="P40">63 63 63 63</text:p>
      <text:p text:style-name="P40"/>
      <text:p text:style-name="P41">Bank 0<text:tab/>6<text:span text:style-name="T20">4</text:span>-<text:span text:style-name="T20">95</text:span><text:span text:style-name="T21"><text:tab/><text:tab/></text:span><text:span text:style-name="T20">@ABCDEFGHIJKLMNOPQRSTUVWXYZ]\[^_</text:span></text:p>
      <text:p text:style-name="P44">Bank 1<text:tab/>160-191</text:p>
      <text:p text:style-name="P44">Bank 2<text:tab/>256-287</text:p>
      <text:p text:style-name="P44">Bank 3<text:tab/>352-383</text:p>
      <text:p text:style-name="P44"/>
      <text:p text:style-name="P42">minimum</text:p>
      <text:p text:style-name="P44"/>
      <text:p text:style-name="P44">0 0 0 0</text:p>
      <text:p text:style-name="P44"/>
      <text:p text:style-name="P44">Bank 0<text:tab/>0-31</text:p>
      <text:p text:style-name="P44">Bank 1<text:tab/>32-63<text:tab/><text:tab/>space !"#$%&amp;'()*+,-./0123456789:;&lt;=&gt;?</text:p>
      <text:p text:style-name="P45">Bank 2<text:tab/>64-95<text:span text:style-name="T21"><text:tab/><text:tab/></text:span>@ABCDEFGHIJKLMNOPQRSTUVWXYZ]\[^_</text:p>
      <text:p text:style-name="P45">Bank 3<text:tab/>96-127<text:span text:style-name="T21"><text:tab/></text:span><text:span text:style-name="T29"><text:tab/></text:span>`abcdefghijklmnopqrstuvwxyz}|{~<text:tab/>and wire/del</text:p>
      <text:p text:style-name="P44"/>
      <text:p text:style-name="P44"><text:span text:style-name="T23">0</text:span> 0 0 <text:span text:style-name="T23">63</text:span></text:p>
      <text:p text:style-name="P44"/>
      <text:p text:style-name="P45">Bank 0<text:tab/>64-95<text:tab/><text:tab/>@ABCDEFGHIJKLMNOPQRSTUVWXYZ]\[^_</text:p>
      <text:p text:style-name="P45">Bank 1<text:tab/>96-127<text:tab/><text:span text:style-name="T29"><text:tab/></text:span>`abcdefghijklmnopqrstuvwxyz}|{~<text:tab/>and wire/del</text:p>
      <text:p text:style-name="P44">Bank 2<text:tab/>128-159</text:p>
      <text:p text:style-name="P44">Bank 3<text:tab/>160-191</text:p>
      <text:p text:style-name="P44"/>
      <text:p text:style-name="P44"><text:span text:style-name="T23">0 0 </text:span>63 63</text:p>
      <text:p text:style-name="P44"/>
      <text:p text:style-name="P45">Bank 0<text:tab/>64-95<text:span text:style-name="T21"><text:tab/><text:tab/></text:span>@ABCDEFGHIJKLMNOPQRSTUVWXYZ]\[^_</text:p>
      <text:p text:style-name="P44">Bank 1<text:tab/>160-191</text:p>
      <text:p text:style-name="P44">Bank 3<text:tab/>192-223</text:p>
      <text:p text:style-name="P44">Bank 4<text:tab/>224-255</text:p>
      <text:p text:style-name="P37"/>
      <text:p text:style-name="P37">Data Format</text:p>
      <text:p text:style-name="P37"/>
      <text:p text:style-name="P37">Each data entry consists of 1 Byte. <text:s/>The lowest <text:span text:style-name="T19">7</text:span> bits of the byte (range 0-<text:span text:style-name="T19">127</text:span>) allow the reader to know which glyph in <text:span text:style-name="T22">banks</text:span> to use in this position. <text:s/>The highest bit of the byte (range 0-<text:span text:style-name="T19">1</text:span>) allow<text:span text:style-name="T19">s</text:span> the reader to <text:span text:style-name="T19">invert (value 1) or to not invert (value 0) the glyph</text:span>.</text:p>
      <text:p text:style-name="P37"/>
      <text:p text:style-name="P37">0<text:span text:style-name="T19"> </text:span>0000000</text:p>
      <text:p text:style-name="P37"/>
      <text:p text:style-name="P37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24:56.215269638</meta:creation-date>
    <dc:date>2023-03-20T13:16:59.494686320</dc:date>
    <meta:editing-duration>P1DT15H18M37S</meta:editing-duration>
    <meta:editing-cycles>51</meta:editing-cycles>
    <meta:generator>LibreOffice/7.4.5.1$Linux_X86_64 LibreOffice_project/40$Build-1</meta:generator>
    <meta:document-statistic meta:table-count="0" meta:image-count="0" meta:object-count="0" meta:page-count="1" meta:paragraph-count="233" meta:word-count="2536" meta:character-count="12579" meta:non-whitespace-character-count="9945"/>
  </office:meta>
</office:document-meta>
</file>